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_20_3" svg:stroke-width="0.026cm" svg:stroke-color="#3c4b5e" draw:stroke-linejoin="miter" draw:fill="none" draw:fill-color="#ffffff" draw:textarea-horizontal-align="justify" draw:textarea-vertical-align="top" draw:auto-grow-height="true" fo:min-height="2.536cm" fo:min-width="6.603cm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dash" draw:stroke-dash="Dash_20_3" svg:stroke-width="0.026cm" svg:stroke-color="#3c4b5e" draw:stroke-linejoin="miter" draw:fill="none" draw:fill-color="#ffffff" draw:textarea-horizontal-align="justify" draw:textarea-vertical-align="top" draw:auto-grow-height="true" fo:min-height="1.522cm" fo:min-width="5.587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4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5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6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y="0.055cm" draw:shadow-opacity="38%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0.677cm" fo:min-width="0.691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6cm" fo:min-width="0.71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10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11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0.677cm" fo:min-width="0.691cm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6cm" fo:min-width="0.71cm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3">
      <style:graphic-properties draw:stroke="solid" svg:stroke-width="0.053cm" svg:stroke-color="#000000" draw:stroke-linejoin="miter" draw:fill="solid" draw:fill-color="#d9d9d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6cm" fo:min-width="0.71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stroke="dash" draw:stroke-dash="Ultrafine_20_Dashed" svg:stroke-width="0.051cm" draw:marker-start-width="0.2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7.33cm" style:use-optimal-column-width="false"/>
    </style:style>
    <style:style style:name="co2" style:family="table-column">
      <style:table-column-properties style:column-width="1.108cm" style:use-optimal-column-width="false"/>
    </style:style>
    <style:style style:name="co3" style:family="table-column">
      <style:table-column-properties style:column-width="8.206cm" style:use-optimal-column-width="false"/>
    </style:style>
    <style:style style:name="ro1" style:family="table-row">
      <style:table-row-properties style:row-height="0.593cm"/>
    </style:style>
    <style:style style:name="ce1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indent="0cm" fo:border="none" style:punctuation-wrap="hanging" style:line-break="strict"/>
      <style:text-properties fo:font-size="10pt" style:font-size-asian="10pt" style:font-size-complex="10pt"/>
    </style:style>
    <style:style style:name="ce2" style:family="table-cell">
      <style:graphic-properties draw:fill="none" style:repeat="repeat" fo:padding-top="0cm" fo:padding-bottom="0cm" fo:padding-left="0cm" fo:padding-right="0cm"/>
      <style:paragraph-properties fo:border="none"/>
      <style:text-properties fo:font-size="10pt" style:font-size-asian="10pt" style:font-size-complex="10pt"/>
    </style:style>
    <style:style style:name="P1" style:family="paragraph">
      <style:paragraph-properties fo:margin-left="0cm" fo:margin-right="0cm" fo:line-height="100%" fo:text-indent="0cm" style:punctuation-wrap="hanging" style:line-break="strict"/>
      <style:text-properties fo:font-size="16pt" style:font-size-asian="16pt" style:font-size-complex="16pt"/>
    </style:style>
    <style:style style:name="P2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6pt" style:font-size-asian="16pt" style:font-size-complex="16p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fo:font-weight="bold" style:font-size-asian="16pt" style:font-size-complex="16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 style:writing-mode="lr-tb"/>
      <style:text-properties fo:color="#000000" fo:font-size="24pt" style:font-size-asian="18pt" style:font-size-complex="18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fo:font-weight="bold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style:font-size-asian="18pt" style:font-size-complex="18p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color="#000000" fo:font-size="24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fo:font-weight="bold" style:font-weight-asian="bold" style:font-weight-complex="bold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/>
    </style:style>
    <style:style style:name="P16" style:family="paragraph">
      <style:paragraph-properties fo:margin-left="0.762cm" fo:margin-right="0cm" fo:text-indent="-0.762cm"/>
    </style:style>
    <style:style style:name="P17" style:family="paragraph">
      <style:paragraph-properties fo:margin-left="0.762cm" fo:margin-right="0cm" fo:text-indent="-0.762cm"/>
      <style:text-properties fo:font-size="16pt" style:font-size-asian="16pt" style:font-size-complex="16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color="#3c4b5e" fo:font-family="'Courier New'" style:font-pitch="variable" fo:language="en" fo:country="US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" style:family="text">
      <style:text-properties fo:color="#3c4b5e" style:text-line-through-style="none" style:text-position="0% 100%" fo:font-family="'Courier New'" style:font-pitch="variable" fo:language="en" fo:country="US" fo:font-style="normal" fo:text-shadow="none" style:text-underline-style="none" fo:font-weight="bold" style:font-family-asian="'Courier New'" style:font-pitch-asian="variable" style:font-style-asian="normal" style:font-weight-asian="bold" style:font-family-complex="'Courier New'" style:font-pitch-complex="variable" style:font-style-complex="normal" style:font-weight-complex="bold" style:font-relief="none"/>
    </style:style>
    <style:style style:name="T3" style:family="text">
      <style:text-properties fo:color="#3c4b5e" fo:font-family="'Courier New'" style:font-pitch="variable" fo:language="en" fo:country="US" fo:font-weight="bold" style:font-family-asian="'Courier New'" style:font-pitch-asian="variable" style:font-family-complex="'Courier New'" style:font-pitch-complex="variable"/>
    </style:style>
    <style:style style:name="T4" style:family="text">
      <style:text-properties fo:color="#3c4b5e" style:text-line-through-style="none" style:text-position="0% 100%" fo:font-family="'Courier New'" style:font-pitch="variable" fo:language="en" fo:country="US" fo:font-style="normal" fo:text-shadow="none" style:text-underline-style="none" fo:font-weight="bold" style:font-family-asian="'Courier New'" style:font-pitch-asian="variable" style:font-style-asian="normal" style:font-weight-asian="normal" style:font-family-complex="'Courier New'" style:font-pitch-complex="variable" style:font-style-complex="normal" style:font-weight-complex="normal" style:font-relief="none"/>
    </style:style>
    <style:style style:name="T5" style:family="text">
      <style:text-properties fo:color="#3c4b5e" fo:font-family="'Helvetica LT Std Light'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3c4b5e" fo:font-family="'Helvetica LT Std Light'" style:font-pitch="variable" fo:font-size="16pt" fo:font-weight="bold" style:font-family-asian="'Helvetica LT Std Light'" style:font-pitch-asian="variable" style:font-size-asian="16pt" style:font-weight-asian="bold" style:font-family-complex="'Helvetica LT Std Light'" style:font-pitch-complex="variable" style:font-size-complex="16pt" style:font-weight-complex="bold"/>
    </style:style>
    <style:style style:name="T7" style:family="text">
      <style:text-properties fo:color="#3c4b5e" fo:font-family="'Helvetica LT Std Light'" style:font-pitch="variable" fo:font-size="28pt" style:font-family-asian="'Helvetica LT Std Light'" style:font-pitch-asian="variable" style:font-size-asian="28pt" style:font-family-complex="'Helvetica LT Std Light'" style:font-pitch-complex="variable" style:font-size-complex="2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'Courier New'" style:font-pitch="variable" fo:language="en" fo:country="US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10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TextBox 4" draw:style-name="gr1" draw:text-style-name="P3" draw:layer="layout" svg:width="8.457cm" svg:height="3.641cm" svg:x="1.442cm" svg:y="2.09cm">
          <text:p text:style-name="P1"><text:span text:style-name="T1">elem = pop(&amp;list):</text:span></text:p>
          <text:p text:style-name="P2"><text:span text:style-name="T2"><text:tab/></text:span><text:span text:style-name="T2">tmp = list</text:span></text:p>
          <text:p text:style-name="P2"><text:span text:style-name="T2"><text:tab/></text:span><text:span text:style-name="T2">list = tmp-&gt;next</text:span></text:p>
          <text:p text:style-name="P2"><text:span text:style-name="T2"><text:tab/></text:span><text:span text:style-name="T2">tmp-&gt;next = NULL</text:span><text:span text:style-name="T2"><text:line-break/></text:span><text:span text:style-name="T2"><text:tab/></text:span><text:span text:style-name="T2">return tmp</text:span></text:p>
          <draw:enhanced-geometry svg:viewBox="0 0 21600 21600" draw:type="mso-spt202" draw:enhanced-path="M 0 0 L 21600 0 21600 21600 0 21600 0 0 Z N"/>
        </draw:custom-shape>
        <draw:custom-shape draw:name="TextBox 5" draw:style-name="gr2" draw:text-style-name="P5" draw:layer="layout" svg:width="7.525cm" svg:height="2.289cm" svg:x="11.851cm" svg:y="2.19cm">
          <text:p text:style-name="P1"><text:span text:style-name="T3">push(&amp;list, elem):</text:span></text:p>
          <text:p text:style-name="P4"><text:span text:style-name="T4">elem-&gt;next = list</text:span></text:p>
          <text:p text:style-name="P4"><text:span text:style-name="T4">list = elem</text:span></text:p>
          <draw:enhanced-geometry svg:viewBox="0 0 21600 21600" draw:type="mso-spt202" draw:enhanced-path="M 0 0 L 21600 0 21600 21600 0 21600 0 0 Z N"/>
        </draw:custom-shape>
        <draw:g>
          <draw:custom-shape draw:name="AutoShape 3" draw:style-name="gr3" draw:text-style-name="P7" draw:id="id1" draw:layer="layout" svg:width="1.941cm" svg:height="1.179cm" svg:x="5.484cm" svg:y="7.724cm">
            <text:p text:style-name="P6"><text:span text:style-name="T5">1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" draw:style-name="gr4" draw:text-style-name="P7" draw:id="id2" draw:layer="layout" svg:width="1.941cm" svg:height="1.179cm" svg:x="9.051cm" svg:y="7.733cm">
            <text:p text:style-name="P6"><text:span text:style-name="T5">2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" draw:style-name="gr5" draw:text-style-name="P7" draw:id="id3" draw:layer="layout" svg:width="1.941cm" svg:height="1.179cm" svg:x="12.656cm" svg:y="7.733cm">
            <text:p text:style-name="P6"><text:span text:style-name="T5">3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Straight Arrow Connector 2" draw:style-name="gr6" draw:text-style-name="P8" draw:layer="layout" draw:type="line" svg:x1="7.425cm" svg:y1="8.313cm" svg:x2="9.051cm" svg:y2="8.322cm" draw:start-shape="id1" draw:start-glue-point="1" draw:end-shape="id2" draw:end-glue-point="3" svg:d="m7425 8313 1626 9">
            <text:p/>
          </draw:connector>
          <draw:connector draw:name="Straight Arrow Connector 12" draw:style-name="gr6" draw:text-style-name="P8" draw:layer="layout" draw:type="line" svg:x1="10.992cm" svg:y1="8.322cm" svg:x2="12.656cm" svg:y2="8.322cm" draw:start-shape="id2" draw:start-glue-point="1" draw:end-shape="id3" draw:end-glue-point="3" svg:d="m10992 8322h1664">
            <text:p/>
          </draw:connector>
          <draw:connector draw:name="Straight Arrow Connector 14" draw:style-name="gr6" draw:text-style-name="P8" draw:layer="layout" draw:type="line" svg:x1="14.597cm" svg:y1="8.322cm" svg:x2="15.487cm" svg:y2="8.294cm" draw:start-shape="id3" draw:start-glue-point="1" draw:end-shape="id4" draw:end-glue-point="3" svg:d="m14597 8322 890-28">
            <text:p/>
          </draw:connector>
          <draw:custom-shape draw:name="Rectangle 20" draw:style-name="gr7" draw:text-style-name="P10" draw:id="id5" draw:layer="layout" svg:width="1.357cm" svg:height="0.937cm" svg:x="3.345cm" svg:y="7.828cm">
            <text:p text:style-name="P9"><text:span text:style-name="T6">list</text:span></text:p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8" draw:layer="layout" draw:type="line" svg:x1="4.702cm" svg:y1="8.296cm" svg:x2="5.484cm" svg:y2="8.313cm" draw:start-shape="id5" draw:start-glue-point="1" draw:end-shape="id1" draw:end-glue-point="3" svg:d="m4702 8296 782 17">
            <text:p/>
          </draw:connector>
          <draw:custom-shape draw:name="Rectangle 23" draw:style-name="gr8" draw:text-style-name="P11" draw:id="id4" draw:layer="layout" svg:width="1.315cm" svg:height="1.446cm" svg:x="15.487cm" svg:y="7.571cm">
            <text:p text:style-name="P9"><text:span text:style-name="T7">∅</text:span></text:p>
            <draw:enhanced-geometry svg:viewBox="0 0 21600 21600" draw:type="rectangle" draw:enhanced-path="M 0 0 L 21600 0 21600 21600 0 21600 0 0 Z N"/>
          </draw:custom-shape>
        </draw:g>
        <draw:g draw:name="Group 61">
          <draw:custom-shape draw:name="AutoShape 3" draw:style-name="gr9" draw:text-style-name="P12" draw:id="id11" draw:layer="layout" svg:width="1.941cm" svg:height="1.178cm" svg:x="6.689cm" svg:y="15.781cm">
            <text:p text:style-name="P6"><text:span text:style-name="T5">1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" draw:style-name="gr10" draw:text-style-name="P12" draw:id="id6" draw:layer="layout" svg:width="1.941cm" svg:height="1.178cm" svg:x="12.722cm" svg:y="15.828cm">
            <text:p text:style-name="P6"><text:span text:style-name="T5">2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" draw:style-name="gr11" draw:text-style-name="P12" draw:id="id7" draw:layer="layout" svg:width="1.941cm" svg:height="1.178cm" svg:x="16.326cm" svg:y="15.828cm">
            <text:p text:style-name="P6"><text:span text:style-name="T5">3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Straight Arrow Connector 45" draw:style-name="gr6" draw:text-style-name="P13" draw:layer="layout" draw:type="line" svg:x1="14.663cm" svg:y1="16.417cm" svg:x2="16.326cm" svg:y2="16.417cm" draw:start-shape="id6" draw:start-glue-point="1" draw:end-shape="id7" draw:end-glue-point="3" svg:d="m14663 16417h1663">
            <text:p/>
          </draw:connector>
          <draw:connector draw:name="Straight Arrow Connector 46" draw:style-name="gr6" draw:text-style-name="P13" draw:layer="layout" draw:type="line" svg:x1="18.267cm" svg:y1="16.417cm" svg:x2="19.158cm" svg:y2="16.388cm" draw:start-shape="id7" draw:start-glue-point="1" draw:end-shape="id8" draw:end-glue-point="3" svg:d="m18267 16417 891-29">
            <text:p/>
          </draw:connector>
          <draw:custom-shape draw:name="Rectangle 39" draw:style-name="gr12" draw:text-style-name="P14" draw:id="id9" draw:layer="layout" svg:width="1.357cm" svg:height="0.937cm" svg:x="1.287cm" svg:y="15.923cm">
            <text:p text:style-name="P9"><text:span text:style-name="T6">list</text:span></text:p>
            <draw:enhanced-geometry svg:viewBox="0 0 21600 21600" draw:type="rectangle" draw:enhanced-path="M 0 0 L 21600 0 21600 21600 0 21600 0 0 Z N"/>
          </draw:custom-shape>
          <draw:connector draw:name="Straight Arrow Connector 40" draw:style-name="gr6" draw:text-style-name="P13" draw:layer="layout" draw:type="line" svg:x1="2.644cm" svg:y1="16.391cm" svg:x2="3.584cm" svg:y2="16.376cm" draw:start-shape="id9" draw:start-glue-point="1" draw:end-shape="id10" draw:end-glue-point="3" svg:d="m2644 16391 940-15">
            <text:p/>
          </draw:connector>
          <draw:custom-shape draw:name="Rectangle 37" draw:style-name="gr13" draw:text-style-name="P15" draw:id="id8" draw:layer="layout" svg:width="1.315cm" svg:height="1.446cm" svg:x="19.158cm" svg:y="15.665cm">
            <text:p text:style-name="P9"><text:span text:style-name="T7">∅</text:span></text:p>
            <draw:enhanced-geometry svg:viewBox="0 0 21600 21600" draw:type="rectangle" draw:enhanced-path="M 0 0 L 21600 0 21600 21600 0 21600 0 0 Z N"/>
          </draw:custom-shape>
          <draw:custom-shape draw:name="AutoShape 3" draw:style-name="gr14" draw:text-style-name="P12" draw:id="id10" draw:layer="layout" svg:width="1.941cm" svg:height="1.178cm" svg:x="3.584cm" svg:y="15.787cm">
            <text:p text:style-name="P6"><text:span text:style-name="T5">4</text:span></text:p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Straight Arrow Connector 51" draw:style-name="gr6" draw:text-style-name="P13" draw:layer="layout" draw:type="line" svg:x1="5.525cm" svg:y1="16.376cm" svg:x2="6.689cm" svg:y2="16.37cm" draw:start-shape="id10" draw:start-glue-point="1" draw:end-shape="id11" draw:end-glue-point="3" svg:d="m5525 16376 1164-6">
            <text:p/>
          </draw:connector>
          <draw:connector draw:name="Straight Arrow Connector 54" draw:style-name="gr6" draw:text-style-name="P13" draw:layer="layout" draw:type="line" svg:x1="8.63cm" svg:y1="16.37cm" svg:x2="9.451cm" svg:y2="16.357cm" draw:start-shape="id11" draw:start-glue-point="1" draw:end-shape="id12" draw:end-glue-point="3" svg:d="m8630 16370 821-13">
            <text:p/>
          </draw:connector>
          <draw:custom-shape draw:name="Rectangle 55" draw:style-name="gr15" draw:text-style-name="P15" draw:id="id12" draw:layer="layout" svg:width="1.315cm" svg:height="1.446cm" svg:x="9.451cm" svg:y="15.634cm">
            <text:p text:style-name="P9"><text:span text:style-name="T7">∅</text:span></text:p>
            <draw:enhanced-geometry svg:viewBox="0 0 21600 21600" draw:type="rectangle" draw:enhanced-path="M 0 0 L 21600 0 21600 21600 0 21600 0 0 Z N"/>
          </draw:custom-shape>
        </draw:g>
        <draw:frame draw:style-name="gr16" draw:text-style-name="P17" draw:layer="layout" svg:width="17.28cm" svg:height="1.597cm" svg:x="0.334cm" svg:y="0.106cm">
          <draw:text-box>
            <text:p text:style-name="P16"><text:span text:style-name="T8">a) <text:s/>Code executed in two different threads: pop an element from the top of a linked list, push another element onto the list</text:span></text:p>
          </draw:text-box>
        </draw:frame>
        <draw:frame draw:style-name="gr17" draw:text-style-name="P18" draw:layer="layout" svg:width="10.69cm" svg:height="0.903cm" svg:x="0.335cm" svg:y="6.507cm">
          <draw:text-box>
            <text:p><text:span text:style-name="T8">b) <text:s/>Starting condition – 3 elements on list</text:span></text:p>
          </draw:text-box>
        </draw:frame>
        <draw:frame draw:style-name="gr17" draw:text-style-name="P18" draw:layer="layout" svg:width="12.007cm" svg:height="0.903cm" svg:x="0.336cm" svg:y="9.608cm">
          <draw:text-box>
            <text:p><text:span text:style-name="T8">c) <text:s/>Possible execution order – fully interleaved</text:span></text:p>
          </draw:text-box>
        </draw:frame>
        <draw:frame draw:style-name="gr17" draw:text-style-name="P18" draw:layer="layout" svg:width="14.139cm" svg:height="0.903cm" svg:x="0.337cm" svg:y="14.609cm">
          <draw:text-box>
            <text:p><text:span text:style-name="T8">d) <text:s/>Result – elements 2 and 3 are dropped from the list</text:span></text:p>
          </draw:text-box>
        </draw:frame>
        <draw:frame draw:style-name="standard" draw:layer="layout" svg:width="16.643cm" svg:height="3.199cm" svg:x="2.115cm" svg:y="10.50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9">1. tmp = list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9">2. elem-&gt;next = lis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3. list = tmp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9">4. list = ele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5. tmp-&gt;next = NULL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7" draw:text-style-name="P19" draw:id="id13" draw:layer="layout" svg:width="1.01cm" svg:height="1.212cm" svg:x="4.587cm" svg:y="16.818cm">
          <draw:text-box>
            <text:p><text:span text:style-name="T10">x</text:span></text:p>
          </draw:text-box>
        </draw:frame>
        <draw:connector draw:name="Straight Arrow Connector 51" draw:style-name="gr6" draw:text-style-name="P13" draw:layer="layout" draw:type="line" svg:x1="5.597cm" svg:y1="17.424cm" svg:x2="6.524cm" svg:y2="16.708cm" draw:start-shape="id13" draw:start-glue-point="1" svg:d="m5597 17424 927-716">
          <text:p/>
        </draw:connector>
        <draw:line draw:style-name="gr18" draw:text-style-name="P20" draw:layer="layout" svg:x1="7.016cm" svg:y1="11.049cm" svg:x2="10.517cm" svg:y2="11.55cm">
          <text:p/>
        </draw:line>
        <draw:line draw:style-name="gr18" draw:text-style-name="P20" draw:layer="layout" svg:x1="7.016cm" svg:y1="12.278cm" svg:x2="10.517cm" svg:y2="12.779cm">
          <text:p/>
        </draw:line>
        <draw:line draw:style-name="gr18" draw:text-style-name="P20" draw:layer="layout" svg:x1="10.493cm" svg:y1="11.669cm" svg:x2="7.016cm" svg:y2="12.145cm">
          <text:p/>
        </draw:line>
        <draw:line draw:style-name="gr18" draw:text-style-name="P20" draw:layer="layout" svg:x1="10.594cm" svg:y1="12.999cm" svg:x2="8.735cm" svg:y2="13.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draw:stroke-dash draw:name="Dash_20_3" draw:display-name="Dash 3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1-24T16:52:33</meta:creation-date>
    <dc:date>2016-08-30T18:52:05</dc:date>
    <meta:editing-duration>PT00H53M45S</meta:editing-duration>
    <meta:editing-cycles>6</meta:editing-cycles>
    <meta:generator>NeoOffice/3.2015.8_Classic_Edition$Unix OpenOffice.org_project/Patch 1</meta:generator>
    <meta:document-statistic meta:object-count="36"/>
  </office:meta>
</office:document-meta>
</file>